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1000002800FC17F5E.png" manifest:media-type="image/png"/>
  <manifest:file-entry manifest:full-path="Pictures/1000000100000310000001747B2635CE.png" manifest:media-type="image/png"/>
  <manifest:file-entry manifest:full-path="Pictures/1000000100000342000003199BB4C4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97cm" svg:y="-0.967cm" svg:width="17cm" svg:height="16.164cm" draw:z-index="0"><draw:image xlink:href="Pictures/1000000100000342000003199BB4C4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0.337cm" svg:y="-0.667cm" svg:width="17cm" svg:height="8.066cm" draw:z-index="1"><draw:image xlink:href="Pictures/1000000100000310000001747B2635CE.png" xlink:type="simple" xlink:show="embed" xlink:actuate="onLoad" draw:mime-type="image/png"/></draw:frame><draw:frame draw:style-name="fr1" draw:name="Image3" text:anchor-type="char" svg:x="0.143cm" svg:y="7.594cm" svg:width="16.956cm" svg:height="16.932cm" draw:z-index="2"><draw:image xlink:href="Pictures/1000000100000281000002800FC17F5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09:00:50.134088542</meta:creation-date>
    <dc:date>2024-10-31T09:15:48.979745863</dc:date>
    <meta:editing-duration>PT3M51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24.2.6.2$Linux_X86_64 LibreOffice_project/420$Build-2</meta:generator>
  </office:meta>
</office:document-meta>
</file>